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 svg:font-family="StarSymbol" style:font-charset="x-symbol"/>
    <style:font-face style:name="Bitstream Vera Sans Mono" svg:font-family="'Bitstream Vera Sans Mono'" style:font-pitch="fixed"/>
    <style:font-face style:name="Bitstream Vera Sans" svg:font-family="'Bitstream Vera Sans'" style:font-pitch="variable"/>
    <style:font-face style:name="Gothic" svg:font-family="Gothic" style:font-pitch="variable"/>
    <style:font-face style:name="Luxi Sans" svg:font-family="'Luxi Sans'" style:font-pitch="variable"/>
    <style:font-face style:name="Times New Roman" svg:font-family="'Times New Roman'"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style:style>
    <style:style style:name="P2"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20pt"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Times New Roman" fo:font-size="20pt" fo:font-style="normal" fo:font-weight="bold" style:font-size-asian="20pt" style:font-style-asian="normal" style:font-weight-asian="bold" style:font-size-complex="20pt" style:font-style-complex="normal" style:font-weight-complex="bold"/>
    </style:style>
    <style:style style:name="P8" style:family="paragraph" style:parent-style-name="Standard">
      <style:paragraph-properties fo:text-align="start" style:justify-single-word="false"/>
      <style:text-properties style:font-name="Times New Roman" fo:font-size="20pt" fo:font-style="normal" style:text-underline-style="none" fo:font-weight="bold" style:font-size-asian="20pt" style:font-style-asian="normal" style:font-weight-asian="bold" style:font-size-complex="20pt" style:font-style-complex="normal" style:font-weight-complex="bold"/>
    </style:style>
    <style:style style:name="P9" style:family="paragraph" style:parent-style-name="Standard">
      <style:paragraph-properties fo:text-align="start" style:justify-single-word="false"/>
      <style:text-properties style:font-name="Times New Roman" fo:font-size="18pt" fo:font-style="normal" style:text-underline-style="none" fo:font-weight="normal" style:font-size-asian="18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style:font-name="Times New Roman" fo:font-size="16pt"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Bitstream Vera Sans Mono"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style="normal" style:font-style-asian="normal" style:font-style-complex="normal"/>
    </style:style>
    <style:style style:name="P16" style:family="paragraph" style:parent-style-name="Standard">
      <style:paragraph-properties fo:text-align="start" style:justify-single-word="false"/>
      <style:text-properties style:font-name="Bitstream Vera Sans"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font-name="Bitstream Vera Sans"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font-name="Bitstream Vera Sans"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Standard">
      <style:paragraph-properties fo:text-align="start" style:justify-single-word="false" fo:break-before="page"/>
      <style:text-properties style:font-name="Times New Roman" fo:font-size="20pt" fo:font-weight="bold" style:font-size-asian="20pt" style:font-weight-asian="bold" style:font-size-complex="20pt" style:font-weight-complex="bold"/>
    </style:style>
    <style:style style:name="P2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4">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5">
      <style:paragraph-properties fo:text-align="start" style:justify-single-word="false"/>
      <style:text-properties fo:font-style="normal" style:font-style-asian="normal" style:font-style-complex="normal"/>
    </style:style>
    <style:style style:name="P26" style:family="paragraph" style:parent-style-name="Standard" style:list-style-name="L6">
      <style:paragraph-properties fo:text-align="start" style:justify-single-word="false"/>
      <style:text-properties fo:font-style="normal" style:font-style-asian="normal" style:font-style-complex="normal"/>
    </style:style>
    <style:style style:name="P27" style:family="paragraph" style:parent-style-name="Standard" style:list-style-name="L7">
      <style:paragraph-properties fo:text-align="start" style:justify-single-word="false"/>
      <style:text-properties fo:font-style="normal" style:font-style-asian="normal" style:font-style-complex="normal"/>
    </style:style>
    <style:style style:name="P2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Nimbus Roman No9 L" fo:font-size="24pt" fo:font-style="normal" fo:text-shadow="none" style:text-underline-style="none" fo:font-weight="normal" style:font-name-asian="Gothic" style:font-size-asian="24pt" style:font-style-asian="normal" style:font-weight-asian="normal" style:font-name-complex="Luxi Sans" style:font-size-complex="24pt" style:font-style-complex="normal" style:font-weight-complex="normal" style:font-relief="none"/>
    </style:style>
    <style:style style:name="P29" style:family="paragraph">
      <style:paragraph-properties text:enable-numbering="false" fo:margin-left="0in" fo:margin-right="0in" fo:margin-top="0in" fo:margin-bottom="0in" fo:line-height="100%" fo:text-align="center" fo:text-indent="0in"/>
    </style:style>
    <style:style style:name="P3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Nimbus Roman No9 L" fo:font-size="16pt" fo:font-style="normal" fo:text-shadow="none" style:text-underline-style="none" fo:font-weight="normal" style:font-name-asian="Gothic" style:font-size-asian="24pt" style:font-style-asian="normal" style:font-weight-asian="normal" style:font-name-complex="Luxi Sans" style:font-size-complex="24pt" style:font-style-complex="normal" style:font-weight-complex="normal" style:font-relief="none"/>
    </style:style>
    <style:style style:name="P3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Nimbus Roman No9 L" fo:font-size="18pt" fo:font-style="normal" fo:text-shadow="none" style:text-underline-style="none" fo:font-weight="normal" style:font-name-asian="Gothic" style:font-size-asian="24pt" style:font-style-asian="normal" style:font-weight-asian="normal" style:font-name-complex="Luxi Sans" style:font-size-complex="24pt" style:font-style-complex="normal" style:font-weight-complex="normal" style:font-relief="none"/>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style:font-name="Times New Roman" fo:font-size="12pt" fo:font-style="normal" style:text-underline-style="none" style:font-size-asian="12pt" style:font-style-asian="normal" style:font-size-complex="12pt" style:font-style-complex="normal"/>
    </style:style>
    <style:style style:name="T8"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font-name="Times New Roman" fo:font-size="12pt" fo:font-style="italic" style:font-size-asian="12pt" style:font-style-asian="italic" style:font-size-complex="12pt" style:font-style-complex="italic"/>
    </style:style>
    <style:style style:name="T11" style:family="text">
      <style:text-properties style:font-name="Times New Roman" fo:font-size="18pt"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weight="bold" style:font-weight-asian="bold" style:font-weight-complex="bold"/>
    </style:style>
    <style:style style:name="T13" style:family="text">
      <style:text-properties style:font-name="Bitstream Vera Sans Mono"/>
    </style:style>
    <style:style style:name="T14" style:family="text">
      <style:text-properties style:font-name="Bitstream Vera Sans Mono" fo:font-size="10pt" style:font-size-asian="10pt" style:font-size-complex="10pt"/>
    </style:style>
    <style:style style:name="T15" style:family="text">
      <style:text-properties fo:font-size="12pt" style:font-size-asian="12pt" style:font-size-complex="12pt"/>
    </style:style>
    <style:style style:name="T16" style:family="text">
      <style:text-properties fo:font-size="12pt" fo:language="en" fo:country="US" style:font-size-asian="12pt" style:font-size-complex="12pt"/>
    </style:style>
    <style:style style:name="T17" style:family="text">
      <style:text-properties style:font-name="Bitstream Vera Sans" fo:font-size="10pt" style:font-size-asian="10pt" style:font-size-complex="10pt"/>
    </style:style>
    <style:style style:name="T18" style:family="text">
      <style:text-properties style:use-window-font-color="true" style:text-outline="false" style:text-line-through-style="none" style:font-name="Nimbus Roman No9 L" fo:font-size="16pt" fo:font-style="normal" fo:text-shadow="none" style:text-underline-style="none" fo:font-weight="normal" style:font-name-asian="Gothic" style:font-size-asian="24pt" style:font-style-asian="normal" style:font-weight-asian="normal" style:font-name-complex="Luxi Sans" style:font-size-complex="24pt" style:font-style-complex="normal" style:font-weight-complex="normal" style:font-relief="none"/>
    </style:style>
    <style:style style:name="T19" style:family="text">
      <style:text-properties style:use-window-font-color="true" style:text-outline="false" style:text-line-through-style="none" style:font-name="Nimbus Roman No9 L" fo:font-size="18pt" fo:font-style="normal" fo:text-shadow="none" style:text-underline-style="none" fo:font-weight="normal" style:font-name-asian="Gothic" style:font-size-asian="24pt" style:font-style-asian="normal" style:font-weight-asian="normal" style:font-name-complex="Luxi Sans" style:font-size-complex="24pt" style:font-style-complex="normal" style:font-weight-complex="normal" style:font-relief="none"/>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style:run-through="foreground" style:wrap="non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4" style:family="graphic">
      <style:graphic-properties draw:stroke="solid" svg:stroke-width="0in" svg:stroke-color="#000000" draw:marker-start-width="0.1181in" draw:marker-start-center="false" draw:marker-end-width="0.1181in" draw:marker-end-center="false" draw:fill="solid" draw:fill-color="#e6e6e6" draw:fill-hatch-name="Hatch_20_1" draw:fill-hatch-solid="true" draw:textarea-horizontal-align="center" draw:textarea-vertical-align="middle" draw:shadow="hidden" draw:shadow-offset-x="0.1181in" draw:shadow-offset-y="0.1181in" draw:shadow-color="#808080" style:run-through="foreground"/>
    </style:style>
    <style:style style:name="gr5" style:family="graphic">
      <style:graphic-properties draw:stroke="solid" svg:stroke-width="0in" svg:stroke-color="#000000" draw:marker-start-width="0.1181in" draw:marker-start-center="false" draw:marker-end-width="0.1181in" draw:marker-end-center="false" draw:fill="solid" draw:fill-color="#b3b3b3" draw:fill-hatch-name="Hatch_20_2" draw:fill-hatch-solid="true" draw:textarea-horizontal-align="center" draw:textarea-vertical-align="middle" draw:shadow="hidden" draw:shadow-offset-x="0.1181in" draw:shadow-offset-y="0.1181in" draw:shadow-color="#808080" style:run-through="foreground"/>
    </style:style>
    <style:style style:name="gr6" style:family="graphic">
      <style:graphic-properties draw:stroke="none" svg:stroke-width="0in" svg:stroke-color="#000000" draw:marker-start-width="0.1181in" draw:marker-start-center="false" draw:marker-end-width="0.1181in" draw:marker-end-center="false" draw:fill="none" draw:fill-color="#ffffff" fo:min-height="0.5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Extending</text:p>
      <text:p text:style-name="P2">SAVANT -</text:p>
      <text:p text:style-name="P2">A Tutorial</text:p>
      <text:p text:style-name="P19">Introduction</text:p>
      <text:p text:style-name="P3"><text:tab/>The purpose of this document is to introduce the user to the SAVANT plugin extension mechanism. <text:s/>This mechanism allows the user to take complete control over the AIRE intermediate format generated by the scram compiler from VHDL source file(s). <text:s/>This document assumes a certain degree of familiarity with C++, Abstract Syntax Trees (ASTs), and scram. <text:s/>It also relies heavily on knowledge of the AIRE format, which has been covered extensively in other places. <text:s/>In addition to describing the extensibility mechanism, it also provides an example of building a static profiler for VHDL.</text:p>
      <text:p text:style-name="P3"/>
      <text:p text:style-name="P6">Extension Mechanism</text:p>
      <text:p text:style-name="P3"><text:tab/>As stated before the idea of the extension mechanism is to allow the user complete control over the ASTs generated during the parse of the VHDL source code. <text:s/>These ASTs are made of AIRE nodes, which completely represent the information originally in the VHDL source code. <text:s/>Each AIRE node is made up of two basic classes, IIR and IIRBase. <text:s/>The IIR level contains a interface to the AIRE API for that type of node. <text:s/>Next, is the IIRBase level, which contains the default implementation of the AIRE API. <text:s/>The actual API itself is documented in the AIRE specification, interested users are directed to this document, as the contents of AIRE are beyond this simple tutorial. <text:s/>To this the user should add their own node specific code. <text:s/>This is done by inheriting directly from the IIRBase level.</text:p>
      <text:p text:style-name="P3"><draw:g text:anchor-type="paragraph" draw:z-index="0" draw:style-name="gr1"><draw:rect draw:style-name="gr2" draw:text-style-name="P28" svg:width="4.5004in" svg:height="2.2504in" svg:x="0.7307in" svg:y="0.0472in"><text:p/></draw:rect><draw:rect draw:style-name="gr3" draw:text-style-name="P30" svg:width="3.5004in" svg:height="0.5004in" svg:x="1.2307in" svg:y="0.0472in"><text:p text:style-name="P29"><text:span text:style-name="T18">Interface (IIR)</text:span></text:p></draw:rect><draw:rect draw:style-name="gr4" draw:text-style-name="P30" svg:width="3.5004in" svg:height="0.5004in" svg:x="1.2307in" svg:y="0.5472in"><text:p text:style-name="P29"><text:span text:style-name="T18">Implementation (IIRBase)</text:span></text:p></draw:rect><draw:rect draw:style-name="gr5" draw:text-style-name="P30" svg:width="3.5004in" svg:height="0.5004in" svg:x="1.2307in" svg:y="1.0472in"><text:p text:style-name="P29"><text:span text:style-name="T18">Extension (IIRScram, User Plugin)</text:span></text:p></draw:rect><draw:frame draw:style-name="gr6" draw:text-style-name="P31" svg:width="1.5004in" svg:height="0.5004in" svg:x="2.2307in" svg:y="1.7972in"><draw:text-box><text:p text:style-name="P29"><text:span text:style-name="T19">AIRE Node</text:span></text:p></draw:text-box></draw:frame></draw:g></text:p>
      <text:p text:style-name="P3"><text:tab/>To allow multiple user extensions to function within the compiler, and allow the compiler to deal with the all extensions in an agnostic manner we manage them as plugins. <text:s/>First, all extensions are each located in a <text:span text:style-name="T1">separate</text:span> library, and interface to the compiler via a simple plugin interface API. <text:s/>Second, all plugins have an associated class factory which allows their AIRE nodes to be instantiated by the compiler in an indirect manner.</text:p>
      <text:p text:style-name="P3"><text:tab/>The plugin API consists of three functions:</text:p>
      <text:list xml:id="list1858438363" text:style-name="L1">
        <text:list-item>
          <text:p text:style-name="P21">getPluginType – Returns the general class of plugin.</text:p>
        </text:list-item>
        <text:list-item>
          <text:p text:style-name="P21">getPluginName – Returns the name of this specific plugin</text:p>
        </text:list-item>
        <text:list-item>
          <text:p text:style-name="P21">process_tree – Performs the extension action.</text:p>
        </text:list-item>
      </text:list>
      <text:p text:style-name="P3"><text:tab/>The function <text:span text:style-name="T2">process_tree</text:span><text:span text:style-name="T3"> is the most important part of the interface, since the plugin uses this function to perform it's specific action. <text:s/>It takes three arguments, a copy of the current tree, and the number and type of arguments to the plugin specifically. <text:s/>The </text:span><text:soft-page-break/><text:span text:style-name="T3">basic algorithm used is as follows. <text:s/>First, the old tree is transmuted into a new tree containing the plugin's AIRE nodes. <text:s/>Next, the plugin specific action is performed. <text:s/>Finally, the plugin's version of the AST is returned to the compiler.</text:span></text:p>
      <text:p text:style-name="P4"/>
      <text:p text:style-name="P7">Creating a new Plugin</text:p>
      <text:p text:style-name="P4"><text:tab/>To create a new plugin two steps need to be taken. <text:s/>First, the user needs to run the <text:span text:style-name="T2">plugin_creation.pl</text:span> script. <text:s/>Second, they need to update the <text:span text:style-name="T2">process_tree</text:span> function, and add their extension code to the relevant classes. <text:s/>Generally plugins will require a walk of the AIRE AST to perform their task. <text:s/>To support this the <text:span text:style-name="T2">create_tree_walk.pl</text:span> script will generate a generic tree walk, which can be used as generated, or modified to meet user requirements.</text:p>
      <text:p text:style-name="P4"><text:tab/>The <text:span text:style-name="T2">plugin_creation.pl </text:span>script automates the plugin creation process by performing the following tasks:</text:p>
      <text:list xml:id="list2140204202" text:style-name="L2">
        <text:list-item>
          <text:p text:style-name="P22">Creates AIRE node classes. <text:s/>- It creates all the classes for the AIRE nodes, allowing the user to worry only about implementation specific details.</text:p>
        </text:list-item>
        <text:list-item>
          <text:p text:style-name="P22">Creates the class factory. <text:s/>- A class factory for creating all the AIRE leaf nodes is created.</text:p>
        </text:list-item>
        <text:list-item>
          <text:p text:style-name="P22">Creates the plug interface. <text:s/>- A default implementation of the plugin interface is created, allowing the user to modify this if desired, or simply extend the <text:span text:style-name="T2">process_tree</text:span> function.</text:p>
        </text:list-item>
        <text:list-item>
          <text:p text:style-name="P22">Creates the Makefile.am – A default Makefile.am is generated for building the entire plugin. <text:s/>This includes all the AIRE nodes, class factory, and the plugin interface generated by the script. <text:s/>Any special support classes needed by the plugin should be added to this manually.</text:p>
        </text:list-item>
        <text:list-item>
          <text:p text:style-name="P22">Creates the configure.ac - <text:s/>This is used by automake to setup the system for compiling. <text:s/>It includes a number of tests to make sure that the development environment supports everything necessary to build the project.</text:p>
        </text:list-item>
      </text:list>
      <text:p text:style-name="P4"><text:tab/>Before running the <text:span text:style-name="T2">plugin_creation.pl</text:span><text:span text:style-name="T4"> script, the user defined variables need to be adjusted for the development environment in which the compilation is to run.</text:span></text:p>
      <text:list xml:id="list440574349" text:style-name="L3">
        <text:list-item>
          <text:p text:style-name="P23">$Name – This is the name of the plugin it. <text:s/>It is used to generate the names of all the AIRE classes, plugin interface, class factory, and default name of the plugin library.</text:p>
        </text:list-item>
        <text:list-item>
          <text:p text:style-name="P23">$RootDir – This is the root directory for the plugin that is to be created.</text:p>
        </text:list-item>
        <text:list-item>
          <text:p text:style-name="P23">$SavantSrc – The directory which contains the savant source code.</text:p>
        </text:list-item>
        <text:list-item>
          <text:p text:style-name="P23">$HeaderFile – This variable allows the user to define a file that contains text that should be placed at the top of all files generated by the script. <text:s/>Generally this is used for copyright notices, but could also be used for other things such as generic descriptions of the plugin's intention, author, date of creation, etc.</text:p>
        </text:list-item>
      </text:list>
      <text:p text:style-name="P5"/>
      <text:p text:style-name="P8">Automated Tree Walks</text:p>
      <text:p text:style-name="P5"><text:tab/>As stated above, the <text:span text:style-name="T2">create_tree_walk.pl</text:span> script automates the generation of a tree walk. <text:s/>This is done to provide users with a starting point for making their own specific modifications to the tree process, and to automate what is usually boilerplate code. <text:s/></text:p>
      <text:p text:style-name="P5"><text:tab/>Here is the generic tree walking algorithm in pseudo-code:</text:p>
      <text:p text:style-name="P5"/>
      <text:p text:style-name="P13">generic_tree_walk() {</text:p>
      <text:p text:style-name="P13"><text:tab/>if (not_visited) {</text:p>
      <text:p text:style-name="P13"><text:tab/><text:tab/>not_visited = false</text:p>
      <text:p text:style-name="P13"><text:soft-page-break/><text:tab/><text:tab/>perform_node_specific_actions()</text:p>
      <text:p text:style-name="P13"/>
      <text:p text:style-name="P13"><text:tab/><text:tab/>list-&gt;generic_tree_walk()</text:p>
      <text:p text:style-name="P13"><text:tab/>}</text:p>
      <text:p text:style-name="P13">}</text:p>
      <text:p text:style-name="P13"/>
      <text:p text:style-name="P13"><text:tab/><text:span text:style-name="T5">Lists are a special case, so in the list base class we have the following code to walk to all the nodes in the list:</text:span></text:p>
      <text:p text:style-name="P5"/>
      <text:p text:style-name="P13">generic_tree_walk() {</text:p>
      <text:p text:style-name="P13"><text:tab/>if (not_visited) {</text:p>
      <text:p text:style-name="P13"><text:tab/><text:tab/>not_visited = false</text:p>
      <text:p text:style-name="P13"><text:tab/><text:tab/>PTR *node = first();</text:p>
      <text:p text:style-name="P13"><text:tab/><text:tab/>while (node != NULL) {</text:p>
      <text:p text:style-name="P13"><text:tab/><text:tab/><text:tab/>node-&gt;generic_tree_walk();</text:p>
      <text:p text:style-name="P13"><text:tab/><text:tab/><text:tab/>node = successor(node);</text:p>
      <text:p text:style-name="P13"><text:tab/><text:tab/>}</text:p>
      <text:p text:style-name="P13"><text:tab/>}</text:p>
      <text:p text:style-name="P13">}</text:p>
      <text:p text:style-name="P13"/>
      <text:p text:style-name="P5"><text:tab/>Note: <text:s/>Due to SAVANT's potential to generate ASTs with cycles, it's important to avoid processing the same node twice. <text:s/>Thus we use a simple boolean flag to indicate nodes that have already been visited, and do not process them a second time.</text:p>
      <text:p text:style-name="P5"><text:tab/>To use the <text:span text:style-name="T2">create_tree_walk.pl</text:span> script it's necessary to adjust the settings for the build environment.</text:p>
      <text:list xml:id="list619407579" text:style-name="L4">
        <text:list-item>
          <text:p text:style-name="P24">$Name – Same as the <text:span text:style-name="T2">plugin_creation.pl</text:span> script, this defines the plugin's name, which is used in a variety of places. <text:s/>This should match the setting used for <text:span text:style-name="T2">plugin_creation.pl</text:span> exactly.</text:p>
        </text:list-item>
        <text:list-item>
          <text:p text:style-name="P24">$RootDir – Location of the <text:span text:style-name="T2">plugin</text:span> we wish to modify. <text:s/>This should match the variable of the same name from <text:span text:style-name="T2">plugin_creation.pl</text:span>.</text:p>
        </text:list-item>
        <text:list-item>
          <text:p text:style-name="P24">$SavantSrc – Location of the savant source code.</text:p>
        </text:list-item>
        <text:list-item>
          <text:p text:style-name="P24">$functionSig - Function signature. <text:s/>This is the function declaration that will be added to the headers and source files for the walk. <text:s/>By using a signature, the plugin writer can specify what gets passed into the function. <text:s/>(ex: generic_tree_walk() )</text:p>
        </text:list-item>
        <text:list-item>
          <text:p text:style-name="P24">$functionType - Return type for the function (ex: void)</text:p>
        </text:list-item>
        <text:list-item>
          <text:p text:style-name="P24">$functionCall - <text:s/>Function call. <text:s/>Used then the function should be called for whatever reason (generic_tree_walk() )</text:p>
        </text:list-item>
        <text:list-item>
          <text:p text:style-name="P24">@headers – Any headers associated with the walk that aren't included automatically. This might include system headers, such as <text:span text:style-name="T2">iostream,</text:span> headers associated with a passed in parameter, such as <text:span text:style-name="T2">output_file</text:span>, or functionality used within the body of the function, such as <text:span text:style-name="T2">stdlib.</text:span> <text:s/></text:p>
        </text:list-item>
        <text:list-item>
          <text:p text:style-name="P24">@forwardDefs – Forward definitions used to avoid including header files to support the generic tree walk functionality. <text:s/>This is most useful for function arguments, or return types. <text:s/>By using forward definitions instead of header files in the class header files we can reduce dependencies between files, thus reducing compilation time.</text:p>
        </text:list-item>
      </text:list>
      <text:p text:style-name="P5"/>
      <text:p text:style-name="P8">Example Plugin – XML Generator</text:p>
      <text:p text:style-name="P5"><text:tab/>This section details the complete creation of a plugin designed to generate XML files based on the VHDL source files parsed. <text:s/>The intention is to walk the user through the creation of a SAVANT plugin to allow them to see the details in action, and have <text:soft-page-break/>some working code to experiment with.</text:p>
      <text:p text:style-name="P9"/>
      <text:p text:style-name="P10">Step 1 – Adjust Script Settings</text:p>
      <text:p text:style-name="P14"><text:span text:style-name="T11"><text:tab/></text:span>As mentioned above, first we need to adjust the script settings. <text:s/>Since this is an XML generating plugin, I'm going to call it XML. <text:s/>I also work for the University of Cincinnati, so I'm going to use the header file to make all code copyright UC, 2004. <text:s/>Finally, I'm going to create all this in the <text:span text:style-name="T2">savant/src/plugin/xml</text:span><text:span text:style-name="T3"> directory, so I adjust the OutputDir setting accordingly. <text:s/>Thus I have the following settings:</text:span></text:p>
      <text:list xml:id="list1082995798" text:style-name="L5">
        <text:list-item>
          <text:p text:style-name="P25">$Name = “XML”;</text:p>
        </text:list-item>
        <text:list-item>
          <text:p text:style-name="P25">$RootDir = “/work/savant_plugin_tutorial”;</text:p>
        </text:list-item>
        <text:list-item>
          <text:p text:style-name="P25">$SavantSrc = “/work/savant”;</text:p>
        </text:list-item>
        <text:list-item>
          <text:p text:style-name="P25">$HeaderFile=”copyright”;</text:p>
        </text:list-item>
      </text:list>
      <text:p text:style-name="P15"/>
      <text:p text:style-name="P15"><text:tab/>After adjust the <text:span text:style-name="T2">plugin_creation.pl</text:span> settings we run the script. <text:s/>It should produce a list of all the files as it processes them, finally terminating when all the files have been processed. <text:s/>Next, I want to generate a generic tree walk using the <text:span text:style-name="T2">create_tree_walk.pl</text:span> script. <text:s/>This will enable me to focus on only making changes necessary to support the addition of XML, and ignore the details of walking the tree. <text:s/>To do this I have the following settings:</text:p>
      <text:list xml:id="list1636753652" text:style-name="L6">
        <text:list-item>
          <text:p text:style-name="P26">$Name = “XML”;</text:p>
        </text:list-item>
        <text:list-item>
          <text:p text:style-name="P26">$RootDir = “/work/savant_plugin_tutorial”;</text:p>
        </text:list-item>
        <text:list-item>
          <text:p text:style-name="P26">$SavantSrc = “/work/savant”;</text:p>
        </text:list-item>
        <text:list-item>
          <text:p text:style-name="P26">$functionSig = “xmlGeneration(xmlFile &amp;file)”;</text:p>
        </text:list-item>
        <text:list-item>
          <text:p text:style-name="P26">$functionType = “void”;</text:p>
        </text:list-item>
        <text:list-item>
          <text:p text:style-name="P26">$functionCall = “xmlGeneration(file)”;</text:p>
        </text:list-item>
        <text:list-item>
          <text:p text:style-name="P26">@headers = ( “\”xmlFile.hh\”” );</text:p>
        </text:list-item>
        <text:list-item>
          <text:p text:style-name="P26">@forwardDefs = ( “xmlFile” );</text:p>
        </text:list-item>
      </text:list>
      <text:p text:style-name="P15"/>
      <text:p text:style-name="P15"><text:tab/><text:span text:style-name="T12">NOTE</text:span>: <text:s/>Some of these variables probably need to be adjusted to work with your development environment. <text:s/>In particular $RootDir &amp; $SavantSrc will probably vary widely depending on where savant and the tutorial are located on your system. <text:s/>You also notice that the $function* make reference to the class <text:span text:style-name="T2">xml_file</text:span>, this is essentially a helper class that hides some of the details of generating XML files.</text:p>
      <text:list xml:id="list1400733789" text:style-name="L7">
        <text:list-header>
          <text:p text:style-name="P27"/>
        </text:list-header>
      </text:list>
      <text:p text:style-name="P10">Step 2 – Update Interface</text:p>
      <text:p text:style-name="P5"><text:tab/>Now that the script has created all the files necessary to build a new plugin, we need to make some adjustments to get it all working. <text:s/>First, open I open the <text:span text:style-name="T12">xml_plugin_interface.cc</text:span> file, and adjust the plugin name. <text:s/>This is found in the <text:span text:style-name="T2">getPluginName</text:span> function mentioned earlier. <text:s/>Originally the string was “XML Plugin”, but I didn't feel this was detailed enough, so I changed it to “XML document generation from VHDL plugin”.</text:p>
      <text:p text:style-name="P5"><text:tab/>Next I adjusted the <text:span text:style-name="T2">process_tree</text:span> function. <text:s/>This is the interface entry point for the compiler, so unless we add our code to this function, the plugin will do nothing. <text:s/>You'll <text:soft-page-break/>notice that the script has generated a comment for us, starting with “TODO:”. <text:s/>We'll remove that, and replace it with a call to start the XML generation. <text:s/>Thus replace:</text:p>
      <text:p text:style-name="P11"><text:tab/><text:span text:style-name="T13">// TODO: <text:s/>Insert plugin specific code here!</text:span></text:p>
      <text:p text:style-name="P5">with:</text:p>
      <text:p text:style-name="P5"><text:tab/><text:span text:style-name="T14">// Start XML generation</text:span></text:p>
      <text:p text:style-name="P13"><text:tab/>dynamic_cast&lt;XMLDesignFile *&gt;(new_tree)-&gt;xmlGeneration();</text:p>
      <text:p text:style-name="P5"><text:tab/></text:p>
      <text:p text:style-name="P10">Step 3 – Add Plugin Code</text:p>
      <text:p text:style-name="P5"><text:tab/>This portion of the code varies widely from application to application. <text:s/>Essentially at this point the user needs to add in their code to the specific AIRE nodes that need to be extended. <text:s/>Due to this variance, this tutorial can only give examples related to build the XML generation plugin. <text:s/>However, the general concepts should be applicable to most plugins. <text:s/>There is also a hints section at the end to summarize some of the more <text:span text:style-name="T1">efficient</text:span> approaches to plugin design.</text:p>
      <text:p text:style-name="P5"><text:tab/>First we will design a class to support writing information out in the XML format. <text:s/>This will enable us to focus on only the VHDL portions of the code within the VHDL classes. <text:s/>Since this is going to be a fairly simple XML file, we should have a simple function for adding new elements. <text:s/>We'll call this <text:span text:style-name="T2">addNode</text:span>, and allow the user to pass in the name of the element, and it's contents if any. <text:s/>We also want to be able to include one element inside another, to preserve the <text:span text:style-name="T1">hierarchical</text:span> structure of the VHDL file, so we'll also include functions <text:span text:style-name="T2">openScope</text:span>, and <text:span text:style-name="T2">closeScope</text:span>. <text:s/>The function <text:span text:style-name="T2">openScope</text:span> will be similar to the <text:span text:style-name="T2">addNode</text:span> function, but without closing the element, and providing support for automatic indentation of the elements during publishing. <text:s/>Finally, we'll have a function for writing the file to disk, including all the XML header information, called <text:span text:style-name="T2">publishDocument</text:span>. <text:s/>Thus the XML publishing file should look something like this:</text:p>
      <text:p text:style-name="P16"/>
      <text:p text:style-name="P16"><text:tab/>class XmlFile {</text:p>
      <text:p text:style-name="P16"><text:tab/>public:</text:p>
      <text:p text:style-name="P16"><text:tab/><text:tab/>/** Writes the XML document out to disk. */</text:p>
      <text:p text:style-name="P16"><text:tab/><text:tab/>void publishDocument(<text:span text:style-name="T1">const</text:span> string fileName);</text:p>
      <text:p text:style-name="P16"/>
      <text:p text:style-name="P16"><text:tab/><text:tab/>/** Functions for adding information to the XML document */</text:p>
      <text:p text:style-name="P16"><text:tab/><text:tab/>/** Adds a new "leaf" node */</text:p>
      <text:p text:style-name="P16"><text:tab/><text:tab/>void addNode(const string tag, const string content = "", bool closeElement = true);</text:p>
      <text:p text:style-name="P16"/>
      <text:p text:style-name="P16"><text:tab/><text:tab/>/** Adds a new trunk node. <text:s/>This opens a tag, and leaves it open. */</text:p>
      <text:p text:style-name="P16"><text:tab/><text:tab/>void openScope(const string tag, const string content = "");</text:p>
      <text:p text:style-name="P16"><text:tab/><text:tab/>/** Closes a trunk node. <text:s/>It closes the last tag we opened. */</text:p>
      <text:p text:style-name="P16"><text:tab/><text:tab/>void closeScope();</text:p>
      <text:p text:style-name="P16"><text:tab/>};</text:p>
      <text:p text:style-name="P16"/>
      <text:p text:style-name="P14"><text:span text:style-name="T6"><text:tab/></text:span><text:span text:style-name="T7">Next, we need</text:span><text:span text:style-name="T8"> to provide support for generation from the design file node. <text:s/>This is because all the nodes we will be handed from the compiler start at this node. <text:s/>Thus we add the </text:span><text:span text:style-name="T9">xmlGeneration</text:span><text:span text:style-name="T8"> function to the XMLDesignFile. <text:s/>This function will function as our starting point into the rest of the AIRE abstract syntax tree.</text:span></text:p>
      <text:p text:style-name="P5"><text:tab/>The design file node contains a list of all the other library units (VHDL architecture, entity, package, etc) contained in the parsed file. <text:s/>Thus we'll process each of these nodes in the list. <text:s/>Since we want everything to be in a single file, we'll create the XmlFile class instance in the design file <text:span text:style-name="T2">xmlGeneration</text:span> function, and pass it down the <text:soft-page-break/>list. <text:s/>Thus our <text:span text:style-name="T2">XMLDesignFile::xmlGeneration()</text:span> function looks like this:</text:p>
      <text:p text:style-name="P5"/>
      <text:p text:style-name="P13"><text:tab/> <text:s/>XmlFile <text:s text:c="6"/>*outputFile = new XmlFile;</text:p>
      <text:p text:style-name="P13"><text:tab/> <text:s/>_get_library_units()-&gt;xmlGeneration(outputFile);</text:p>
      <text:p text:style-name="P13"><text:tab/> <text:s/>...</text:p>
      <text:p text:style-name="P13"><text:tab/> <text:s/>outputFile-&gt;publishDocument(fileName);</text:p>
      <text:p text:style-name="P13"/>
      <text:p text:style-name="P13"><text:tab/><text:span text:style-name="T5">In order to handle the library units in the list, we also need to implement functionality to go through the list and invoke the </text:span><text:span text:style-name="T10">xmlGeneration</text:span><text:span text:style-name="T5"> function. <text:s/>Since this is a pretty general technique, we'll place this in the XMLList class, which is the base class for all lists. <text:s/>If we need to perform some more specific tasks, we can override this function in the derived list classes. <text:s/>Thus our </text:span><text:span text:style-name="T10">XMLList::xmlGeneration(XmlFile &amp;)</text:span><text:span text:style-name="T5"> function looks like this:</text:span></text:p>
      <text:p text:style-name="P5"/>
      <text:p text:style-name="P5"><text:tab/><text:span text:style-name="T14">for (IIR* ptr = first(); ptr != NULL; ptr = successor(ptr)) {</text:span></text:p>
      <text:p text:style-name="P13"><text:s text:c="4"/><text:tab/><text:tab/>dynamic_cast&lt;XML *&gt;(ptr)-&gt;xmlGeneration(outputFile);</text:p>
      <text:p text:style-name="P13"><text:s text:c="2"/><text:tab/>}</text:p>
      <text:p text:style-name="P5"/>
      <text:p text:style-name="P5"><text:tab/>Since we're dealing with everything <text:s/>at a very general level, we use the lowest common demoninator, which happens to be the XML base class. <text:s/>Thus we also need to add functionality to this class. <text:s/>We also want to add additional functionality to some of the derived classes, so we'll make this a virtual function. <text:s/></text:p>
      <text:p text:style-name="P5"><text:tab/>Our default behavior is to add a node to the XML document we're creating, so the base class function will reflect this. <text:s/>Currently the AIRE ASTs also have the potential to create cycles, so to avoid this, we'll also add a variable to the base class, and check it to make sure we haven't already processed this node. <text:s/>Thus our <text:span text:style-name="T2">XML::xmlGeneration(XmlFile &amp;)</text:span> code looks like this:</text:p>
      <text:p text:style-name="P5"/>
      <text:p text:style-name="P13"><text:tab/>if (!bVisited) {</text:p>
      <text:p text:style-name="P13"><text:s text:c="4"/><text:tab/><text:tab/>outputFile.addNode(get_kind_text());</text:p>
      <text:p text:style-name="P13"><text:tab/><text:tab/>bVisited = true;</text:p>
      <text:p text:style-name="P13"><text:s text:c="2"/><text:tab/>}</text:p>
      <text:p text:style-name="P13"/>
      <text:p text:style-name="P13"><text:tab/><text:span text:style-name="T5">Next, we'll expand the XML generation to the library units. <text:s/>These are pretty similar in a approach, so we'll only look at changing the two most common, XMLArchitectureDeclaration, and XMLEntityDeclaration. <text:s/>In the sample code, I've also modified the other library units and XMLProcessStatement.</text:span></text:p>
      <text:p text:style-name="P5"><text:tab/>VHDL architecture declarations consist of two parts. <text:s/>The declaration section consists of signals and other declarations which will be used in the concurrent statement section. <text:s/>The concurrent statement section consists of processes and other concurrent statements that perform the actions necessary to simulate the system. <text:s/>In each case we'll want to open a new scope, and also a scope for the architecture declaration itself. <text:s/>Finally, we don't want to start a new scope unless there's some actual content, so we'll check the list sizes. <text:s/>Thus our <text:span text:style-name="T2">xmlGeneration</text:span> function for XMLArchitectureDeclaration looks like this:</text:p>
      <text:p text:style-name="P16"/>
      <text:p text:style-name="P16"><text:tab/>if (!bVisited) {</text:p>
      <text:p text:style-name="P16"><text:tab/><text:tab/>// Process the node itself</text:p>
      <text:p text:style-name="P16"><text:tab/><text:tab/>file.openScope(get_kind_text());</text:p>
      <text:p text:style-name="P16"/>
      <text:p text:style-name="P16"><text:soft-page-break/><text:tab/><text:tab/>// <text:s text:c="2"/>Process the variables</text:p>
      <text:p text:style-name="P16"><text:tab/><text:tab/>if (get_architecture_declarative_part()-&gt;size() &gt; 0) {</text:p>
      <text:p text:style-name="P16"><text:tab/><text:tab/><text:tab/>file.openScope("Declarations");</text:p>
      <text:p text:style-name="P16"><text:tab/><text:tab/><text:tab/>_get_architecture_declarative_part()-&gt;xmlGeneration(file);</text:p>
      <text:p text:style-name="P16"><text:tab/><text:tab/><text:tab/>file.closeScope();</text:p>
      <text:p text:style-name="P16"><text:tab/><text:tab/>}</text:p>
      <text:p text:style-name="P16"/>
      <text:p text:style-name="P16"><text:tab/><text:tab/>if (get_architecture_statement_part()-&gt;size() &gt; 0) {</text:p>
      <text:p text:style-name="P16"><text:tab/><text:tab/><text:tab/>file.openScope("Concurrent Statements");</text:p>
      <text:p text:style-name="P16"><text:tab/><text:tab/><text:tab/>_get_architecture_statement_part()-&gt;xmlGeneration(file);</text:p>
      <text:p text:style-name="P16"><text:tab/><text:tab/><text:tab/>file.closeScope();</text:p>
      <text:p text:style-name="P16"><text:tab/><text:tab/>}</text:p>
      <text:p text:style-name="P16"/>
      <text:p text:style-name="P16"><text:tab/><text:tab/>file.closeScope();</text:p>
      <text:p text:style-name="P16"><text:tab/>}</text:p>
      <text:p text:style-name="P5"><text:tab/></text:p>
      <text:p text:style-name="P5"><text:tab/>Our <text:span text:style-name="T2">xmlGeneration</text:span> function for entity looks similar, with a few more statements, due to the additional complexity of entity declarations.</text:p>
      <text:p text:style-name="P5"/>
      <text:p text:style-name="P16"><text:tab/>if (!bVisited) {</text:p>
      <text:p text:style-name="P16"><text:tab/><text:tab/>// Process the node itself</text:p>
      <text:p text:style-name="P16"><text:tab/><text:tab/>file.openScope(get_kind_text());</text:p>
      <text:p text:style-name="P16"><text:s text:c="4"/></text:p>
      <text:p text:style-name="P16"><text:tab/><text:tab/>// <text:s text:c="2"/>Process the variables</text:p>
      <text:p text:style-name="P16"><text:tab/><text:tab/>if (get_generic_clause()-&gt;size() &gt; 0) {</text:p>
      <text:p text:style-name="P16"><text:tab/><text:tab/><text:tab/>file.openScope("Generic");</text:p>
      <text:p text:style-name="P16"><text:tab/><text:tab/><text:tab/>_get_generic_clause()-&gt;xmlGeneration(file);</text:p>
      <text:p text:style-name="P16"><text:tab/><text:tab/><text:tab/>file.closeScope();</text:p>
      <text:p text:style-name="P16"><text:tab/><text:tab/>}</text:p>
      <text:p text:style-name="P16"/>
      <text:p text:style-name="P16"><text:tab/><text:tab/>if (get_port_clause()-&gt;size() &gt; 0) {</text:p>
      <text:p text:style-name="P16"><text:tab/><text:tab/><text:tab/>file.openScope("Port");</text:p>
      <text:p text:style-name="P16"><text:tab/><text:tab/><text:tab/>_get_port_clause()-&gt;xmlGeneration(file);</text:p>
      <text:p text:style-name="P16"><text:tab/><text:tab/><text:tab/>file.closeScope();</text:p>
      <text:p text:style-name="P16"><text:tab/><text:tab/>}</text:p>
      <text:p text:style-name="P16"/>
      <text:p text:style-name="P16"><text:tab/><text:tab/>if (get_entity_declarative_part()-&gt;size() &gt; 0) {</text:p>
      <text:p text:style-name="P16"><text:tab/><text:tab/><text:tab/>file.openScope("Declarations");</text:p>
      <text:p text:style-name="P16"><text:tab/><text:tab/><text:tab/>_get_entity_declarative_part()-&gt;xmlGeneration(file);</text:p>
      <text:p text:style-name="P16"><text:tab/><text:tab/><text:tab/>file.closeScope();</text:p>
      <text:p text:style-name="P16"><text:tab/><text:tab/>}</text:p>
      <text:p text:style-name="P16"/>
      <text:p text:style-name="P16"><text:tab/><text:tab/>if (get_entity_statement_part()-&gt;size() &gt; 0) {</text:p>
      <text:p text:style-name="P16"><text:tab/><text:tab/><text:tab/>file.openScope("Statements");</text:p>
      <text:p text:style-name="P16"><text:tab/><text:tab/><text:tab/>_get_entity_statement_part()-&gt;xmlGeneration(file);</text:p>
      <text:p text:style-name="P16"><text:tab/><text:tab/><text:tab/>file.closeScope();</text:p>
      <text:p text:style-name="P16"><text:tab/><text:tab/>}</text:p>
      <text:p text:style-name="P16"/>
      <text:p text:style-name="P16"><text:tab/><text:tab/>if (get_architectures()-&gt;size() &gt; 0) {</text:p>
      <text:p text:style-name="P16"><text:tab/><text:tab/><text:tab/>file.openScope("Architectures");</text:p>
      <text:p text:style-name="P16"><text:tab/><text:tab/><text:tab/>_get_architectures()-&gt;xmlGeneration(file);</text:p>
      <text:p text:style-name="P16"><text:tab/><text:tab/><text:tab/>file.closeScope();</text:p>
      <text:p text:style-name="P16"><text:tab/><text:tab/>}</text:p>
      <text:p text:style-name="P16"/>
      <text:p text:style-name="P16"><text:tab/><text:tab/>file.closeScope();</text:p>
      <text:p text:style-name="P16"><text:soft-page-break/><text:tab/>}</text:p>
      <text:p text:style-name="P16"/>
      <text:p text:style-name="P7">Step 4 – Compilation</text:p>
      <text:p text:style-name="P4"><text:tab/>Now that we have completed adding the code to the plugin, the next step is compilation. <text:s/>The SAVANT extension system uses <text:span text:style-name="T2">libtool</text:span> and <text:span text:style-name="T2">automake</text:span> to create plugins, so it is necessary that the latest versions of these tools be installed on the system the plugin is going to be compiled on. <text:s/>The plugin interface also relies on <text:span text:style-name="T2">clutils</text:span>, which is available from Clifton Labs via the same cvs archive that SAVANT and this tutorial are located in. <text:s/>Since SAVANT will not compile without <text:span text:style-name="T2">clutils</text:span> we will assume that this has already been compiled, and installed on the system.</text:p>
      <text:p text:style-name="P4"><text:tab/>The first step in compilation is to generate the <text:span text:style-name="T2">configuration</text:span> script. <text:s/>From the tutorial root directory type in the following command:</text:p>
      <text:p text:style-name="P4"/>
      <text:p text:style-name="P17"><text:tab/><text:span text:style-name="T2">autoreconf -i</text:span></text:p>
      <text:p text:style-name="P18"/>
      <text:p text:style-name="P4"><text:tab/>This will cause the <text:span text:style-name="T2">configuration</text:span> script, and it's support scripts and files to be generated. <text:s/>Next we need to generate the Makefiles. <text:s/>When the <text:span text:style-name="T2">plugin_creation.pl</text:span> script was originally run we generated the Makefile.am files, from which the <text:span text:style-name="T2">configuration</text:span> script will generate the Makefiles used to compile the system. <text:s/>During this step we use CXXFLAGS to enable debugging and warnings by setting it to <text:span text:style-name="T2">“-Wall –ggdb3”</text:span>.</text:p>
      <text:p text:style-name="P4"><text:tab/>In addition, as stated earlier we require <text:span text:style-name="T2">clutils</text:span> to be present to support the plugin interface, thus we also use the parameter –<text:span text:style-name="T2">with-clutils=</text:span><text:span text:style-name="T12">your clutils directory</text:span>. <text:s/>Finally, we need to have the completed library installed for SAVANT to load it. <text:s/>Thus we use –<text:span text:style-name="T2">prefix=</text:span> to indicate where the library should be installed. <text:s/>The actual directory that the library will be installed into is actually <text:span text:style-name="T2">prefix/</text:span>lib. <text:s/>(Ex: --prefix=/work/main library installed into /work/main/lib) <text:s/>This directory can either be in the LD_LIBRARY_PATH environment variable, or we can specify this directory to <text:span text:style-name="T2">scram</text:span> using a command line option, more on this later. <text:s text:c="2"/>With all this taken into consideration we need to issue the following command at the tutorial root directory:</text:p>
      <text:p text:style-name="P4"/>
      <text:p text:style-name="P17"><text:tab/>CXXFLAGS=”-Wall -ggdb3” ./configure –with-clutils=&lt;your clutils dir&gt; --prefix=&lt;your installation dir&gt;</text:p>
      <text:p text:style-name="P4"/>
      <text:p text:style-name="P4"><text:tab/>Finally we need to build the system. <text:s/>This is done by issuing the following command:</text:p>
      <text:p text:style-name="P4"/>
      <text:p text:style-name="P17"><text:tab/>make install</text:p>
      <text:p text:style-name="P17"/>
      <text:p text:style-name="P12"><text:tab/><text:span text:style-name="T15">This should build the entire system, and install the plugin library in the </text:span><text:span text:style-name="T16">appropriate</text:span><text:span text:style-name="T15"> directory.</text:span></text:p>
      <text:p text:style-name="P4"/>
      <text:p text:style-name="P7">Step 5 – Execution</text:p>
      <text:p text:style-name="P4"><text:tab/>The final step is to execute the plugin. <text:s/>Change to the directory you installed scram to. <text:s/>Make sure that the SAVANTROOT environment variable has been correctly set to point to this directory. <text:s/>If the plugin is not located in a directory in the LD_LIBRARY path, it's necessary to pass the location of the plugin directory to scram using the SAVANT_PLUGIN_PATH environment variable to indicate this. <text:s/>Finally, we need to tell scram what the name of the plugin is, and what file(s) to process. <text:s/>Thus, if we <text:soft-page-break/>want to process the file simple-integer-assign.vhd in the /work/temp directory, we would enter the following command:</text:p>
      <text:p text:style-name="P4"/>
      <text:p text:style-name="P4"><text:tab/><text:span text:style-name="T17">./scram –plugins libxmlplugin.la /work/simple-integer-assign.vhd</text:span></text:p>
      <text:p text:style-name="P17"/>
      <text:p text:style-name="P4"><text:tab/>During execution of scram you should see messages indicating that it is processing the file using the plugin passed and, and then it should generate the XML file, based on the name of the VHDL file passed in. <text:s/>In this case the name simple-integer-assign.vhd should result in a VHDL file named simple-integer-assign.vhd.xml. <text:s/>If there are any undefined symbols in the library, these won't be reported until this stage.</text:p>
      <text:p text:style-name="P4"/>
      <text:p text:style-name="P8">Hints</text:p>
      <text:p text:style-name="P5"><text:tab/>There are a couple of things to keep in mind when designing your plugin. <text:s/>First, the base class of the entire plugin is going to be named after whatever you designated the plugin to be. <text:s/>For example, since the plugin is named XML, the base class is also called XML, and located in XML.hh &amp; XML.cc. <text:s/>Second, all the AIRE nodes use a common base class to contain lists of nodes, which is then used to derive the specific node lists. <text:s/>In this example, XMLList is the base class for all the node lists, while XMLIdentifierList is derived from it, and contains identifiers. <text:s/></text:p>
      <text:p text:style-name="P5"><text:tab/>Most processing of the AIRE tree will involve processing a node (starting with DesignFile) and then processing it's variables. <text:s/>Using these two facts, it's much easier to design generic systems, since the general code can be placed in these classes, and more specific code placed in derived classes, following object oriented design methodologi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Bitstream Vera Sans Mono" svg:font-family="'Bitstream Vera Sans Mono'" style:font-pitch="fixed"/>
    <style:font-face style:name="Bitstream Vera Sans" svg:font-family="'Bitstream Vera Sans'" style:font-pitch="variable"/>
    <style:font-face style:name="Gothic" svg:font-family="Gothic" style:font-pitch="variable"/>
    <style:font-face style:name="Luxi Sans" svg:font-family="'Luxi Sans'" style:font-pitch="variable"/>
    <style:font-face style:name="Times New Roman" svg:font-family="'Times New Roman'" style:font-pitch="variable"/>
    <style:font-face style:name="Nimbus Roman No9 L" svg:font-family="'Nimbus Roman No9 L'" style:font-family-generic="roman" style:font-pitch="variable"/>
  </office:font-face-decls>
  <office:styles>
    <draw:hatch draw:name="Hatch_20_1" draw:display-name="Hatch 1" draw:style="single" draw:color="#000000" draw:distance="0.1134in" draw:rotation="450"/>
    <draw:hatch draw:name="Hatch_20_2" draw:display-name="Hatch 2" draw:style="single" draw:color="#000000" draw:distance="0.1134in" draw:rotation="450"/>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4-02-24T11:29:06</meta:creation-date>
    <dc:date>2010-05-05T13:22:15</dc:date>
    <dc:language>en-US</dc:language>
    <meta:editing-cycles>43</meta:editing-cycles>
    <meta:editing-duration>P1DT2H45M13S</meta:editing-duration>
    <meta:document-statistic meta:table-count="0" meta:image-count="0" meta:object-count="0" meta:page-count="10" meta:paragraph-count="183" meta:word-count="3319" meta:character-count="21151"/>
    <meta:user-defined meta:name="Info 1"/>
    <meta:user-defined meta:name="Info 2"/>
    <meta:user-defined meta:name="Info 3"/>
    <meta:user-defined meta:name="Info 4"/>
  </office:meta>
</office:document-meta>
</file>